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1015484144" text:id="ct1015484144">
          <text:insertion>
            <office:change-info>
              <dc:creator>Bob Jacobsen</dc:creator>
              <dc:date>2010-10-08T21:55:00</dc:date>
            </office:change-info>
          </text:insertion>
        </text:changed-region>
        <text:changed-region xml:id="ct1015484240" text:id="ct1015484240">
          <text:deletion>
            <office:change-info>
              <dc:creator>Bob Jacobsen</dc:creator>
              <dc:date>2010-10-08T21:55:00</dc:date>
            </office:change-info>
            <text:h text:style-name="Heading_20_1" text:outline-level="1" text:is-list-header="true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956801058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1015484144"/>Introduction</text:h>
      <text:p text:style-name="Standard">This explanatory note contains informative discussion and background for the corresponding “OpenLCB Event ID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h text:style-name="Heading_20_2" text:outline-level="2">Format</text:h>
      <text:p text:style-name="Standard">The specification doesn't require any particular human-readable format, but hex-pairs with separators are strongly suggested, e.g. 01.AB.34.01.CD.E3.20.0E; decimal pairs could also be used, but in that case it's important to provide a way to know which is use.</text:p>
      <text:p text:style-name="Standard"/>
      <text:p text:style-name="Standard"/>
      <text:p text:style-name="Standard">Below this is just a collection of pieces from other docs right now.</text:p>
      <text:h text:style-name="Heading_20_1" text:outline-level="1" text:is-list-header="true"><text:change-end text:change-id="ct1015484144"/><text:change text:change-id="ct1015484240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27575040" text:id="ct102757504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027575168" text:id="ct10275751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027575040"/><text:change-start text:change-id="ct1027575168"/>OpenLCB-CAN Praesent Gravida Standard or Technical Note<text:change-end text:change-id="ct1027575168"/></text:p>
      </style:header>
      <style:footer>
        <text:tracked-changes>
          <text:changed-region xml:id="ct1027577488" text:id="ct102757748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1027579056" text:id="ct102757905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1027579168" text:id="ct10275791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027577488"/><text:change-start text:change-id="ct1027579056"/><text:span text:style-name="MT2">Copyright 2010, by J. Day, D. Harris, B. Jacobsen, and A. Shepherd</text:span><text:change-end text:change-id="ct1027579056"/><text:change text:change-id="ct102757916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8:58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051721760" text:id="ct105172176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051721888" text:id="ct105172188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051722016" text:id="ct1051722016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xml:id="ct1051722320" text:id="ct1051722320">
            <text:deletion>
              <office:change-info>
                <dc:creator>Bob Jacobsen</dc:creator>
                <dc:date>2010-10-08T21:55:00</dc:date>
              </office:change-info>
              <text:p text:style-name="MP7">(title)</text:p>
            </text:deletion>
          </text:changed-region>
          <text:changed-region xml:id="ct1051722464" text:id="ct1051722464">
            <text:insertion>
              <office:change-info>
                <dc:creator>Bob Jacobsen</dc:creator>
                <dc:date>2010-10-08T21:55:00</dc:date>
              </office:change-info>
            </text:insertion>
          </text:changed-region>
          <text:changed-region xml:id="ct1027582288" text:id="ct1027582288">
            <text:insertion>
              <office:change-info>
                <dc:creator>Bob Jacobsen</dc:creator>
                <dc:date>2010-10-08T21:59:00</dc:date>
              </office:change-info>
            </text:insertion>
          </text:changed-region>
          <text:changed-region xml:id="ct1027582416" text:id="ct102758241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027582752" text:id="ct1027582752">
            <text:insertion>
              <office:change-info>
                <dc:creator>Bob Jacobsen</dc:creator>
                <dc:date>2010-10-14T08:42:00</dc:date>
              </office:change-info>
            </text:insertion>
          </text:changed-region>
          <text:changed-region xml:id="ct1027582848" text:id="ct102758284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027582944" text:id="ct102758294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1721760"/><text:change-start text:change-id="ct1051721888"/>OpenLCB <text:change-end text:change-id="ct1051721888"/><text:change-start text:change-id="ct1051722016"/>Technical Note<text:change-end text:change-id="ct105172201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051722320"/><text:change-start text:change-id="ct1051722464"/>OpenLCB Event <text:change-end text:change-id="ct1051722464"/><text:change-start text:change-id="ct1027582288"/>Identifiers<text:change-end text:change-id="ct102758228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027582416"/><text:change-start text:change-id="ct1027582752"/><text:date style:data-style-name="N75" text:date-value="2011-07-23T20:08:58">Jul 23, 2011</text:date><text:change-end text:change-id="ct1027582752"/></text:p>
            </table:table-cell>
            <table:table-cell table:style-name="Table1.C1" office:value-type="string">
              <text:p text:style-name="MP7"><text:change text:change-id="ct1027582848"/><text:change-start text:change-id="ct1027582944"/>Preliminary<text:change-end text:change-id="ct1027582944"/></text:p>
            </table:table-cell>
          </table:table-row>
        </table:table>
        <text:p text:style-name="Header"/>
      </style:header>
      <style:footer>
        <text:tracked-changes>
          <text:changed-region xml:id="ct1187889824" text:id="ct1187889824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Copyright 20</text:span></text:p>
            </text:deletion>
          </text:changed-region>
          <text:changed-region xml:id="ct1051729456" text:id="ct105172945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670996272" text:id="ct670996272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051731568" text:id="ct1051731568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155540928" text:id="ct1155540928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and A. Shepherd</text:span></text:p>
            </text:deletion>
          </text:changed-region>
          <text:changed-region xml:id="ct946969408" text:id="ct946969408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</text:tracked-changes>
        <text:p text:style-name="MP8"><text:change text:change-id="ct1187889824"/><text:change text:change-id="ct1051729456"/><text:change text:change-id="ct670996272"/><text:change text:change-id="ct1051731568"/><text:change text:change-id="ct1155540928"/><text:change-start text:change-id="ct94696940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946969408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8:58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6</meta:editing-cycles>
    <meta:editing-duration>PT11H51M17S</meta:editing-duration>
    <meta:generator>OpenOffice.org/3.3$Unix OpenOffice.org_project/330m20$Build-9567</meta:generator>
    <dc:date>2011-07-23T20:08:58</dc:date>
    <dc:creator>Bob Jacobsen</dc:creator>
    <meta:keyword>OpenLCB Event Identifiers</meta:keyword>
    <meta:document-statistic meta:table-count="1" meta:image-count="1" meta:object-count="0" meta:page-count="1" meta:paragraph-count="40" meta:word-count="307" meta:character-count="2026"/>
    <meta:user-defined meta:name="Info 1"/>
    <meta:user-defined meta:name="Info 2"/>
    <meta:user-defined meta:name="Info 3"/>
    <meta:user-defined meta:name="Info 4"/>
  </office:meta>
</office:document-meta>
</file>